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*.cl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34:33.076610656</meta:creation-date>
    <dc:date>2017-08-22T14:35:33.316214429</dc:date>
    <meta:editing-duration>PT1M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3.3.2$Linux_X86_64 LibreOffice_project/30m0$Build-2</meta:generator>
  </office:meta>
</office:document-meta>
</file>